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ru" fo:country="RU" fo:font-style="normal" style:font-style-asian="normal" style:font-style-complex="normal"/>
    </style:style>
    <style:style style:name="P17"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language="en" fo:country="US"/>
    </style:style>
    <style:style style:name="P21" style:family="paragraph" style:parent-style-name="Text_20_body">
      <style:text-properties fo:color="#0000ff" fo:language="en" fo:country="US" fo:font-style="normal" style:font-style-asian="normal" style:font-style-complex="normal"/>
    </style:style>
    <style:style style:name="P2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23" style:family="paragraph" style:parent-style-name="Text_20_body">
      <style:text-properties fo:color="#00ccff" fo:language="ru" fo:country="RU" fo:font-style="normal" style:font-style-asian="normal" style:font-style-complex="normal"/>
    </style:style>
    <style:style style:name="P24" style:family="paragraph" style:parent-style-name="Text_20_body" style:list-style-name="L1">
      <style:paragraph-properties fo:text-align="justify" style:justify-single-word="false"/>
      <style:text-properties fo:language="ru" fo:country="RU"/>
    </style:style>
    <style:style style:name="P25" style:family="paragraph" style:parent-style-name="Text_20_body" style:list-style-name="L2">
      <style:paragraph-properties fo:text-align="justify" style:justify-single-word="false"/>
      <style:text-properties fo:language="ru" fo:country="RU"/>
    </style:style>
    <style:style style:name="P2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27" style:family="paragraph" style:parent-style-name="Text_20_body" style:list-style-name="L3">
      <style:text-properties fo:language="ru" fo:country="RU"/>
    </style:style>
    <style:style style:name="P28" style:family="paragraph" style:parent-style-name="Text_20_body" style:list-style-name="L3">
      <style:text-properties fo:language="ru" fo:country="RU" fo:background-color="#ffff00"/>
    </style:style>
    <style:style style:name="P29" style:family="paragraph" style:parent-style-name="Text_20_body">
      <style:text-properties fo:color="#6666ff" fo:language="ru" fo:country="RU" fo:font-style="normal" officeooo:rsid="00200def" officeooo:paragraph-rsid="00200def" style:font-style-asian="normal" style:font-style-complex="normal"/>
    </style:style>
    <style:style style:name="P30"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text-properties style:use-window-font-color="true" fo:language="en" fo:country="US" fo:font-style="normal" fo:font-weight="normal" officeooo:rsid="002090d0" officeooo:paragraph-rsid="002090d0" fo:background-color="transparent" style:font-style-asian="normal" style:font-weight-asian="normal" style:font-style-complex="normal" style:font-weight-complex="normal"/>
    </style:style>
    <style:style style:name="P32" style:family="paragraph" style:parent-style-name="Text_20_body">
      <style:text-properties style:use-window-font-color="true" fo:language="en" fo:country="US" fo:font-style="normal" fo:font-weight="normal" officeooo:rsid="002106b9" officeooo:paragraph-rsid="002106b9" fo:background-color="transparent" style:font-style-asian="normal" style:font-weight-asian="normal" style:font-style-complex="normal" style:font-weight-complex="normal"/>
    </style:style>
    <style:style style:name="P33" style:family="paragraph" style:parent-style-name="Text_20_body">
      <style:text-properties style:use-window-font-color="true" fo:language="en" fo:country="US" fo:font-style="normal" fo:font-weight="normal" officeooo:rsid="00210cb1" officeooo:paragraph-rsid="00210cb1" fo:background-color="transparent" style:font-style-asian="normal" style:font-weight-asian="normal" style:font-style-complex="normal" style:font-weight-complex="normal"/>
    </style:style>
    <style:style style:name="P34" style:family="paragraph" style:parent-style-name="Text_20_body">
      <style:text-properties fo:color="#00ccff" fo:language="en" fo:country="US" fo:font-style="normal" fo:font-weight="normal" officeooo:rsid="00227c66" officeooo:paragraph-rsid="00227c66" fo:background-color="transparent" style:font-style-asian="normal" style:font-weight-asian="normal" style:font-style-complex="normal" style:font-weight-complex="normal"/>
    </style:style>
    <style:style style:name="P35" style:family="paragraph" style:parent-style-name="Text_20_body">
      <style:text-properties fo:color="#00ccff" fo:language="en" fo:country="US" fo:font-style="normal" fo:font-weight="normal" officeooo:rsid="0025ecb4" officeooo:paragraph-rsid="0025ecb4" fo:background-color="transparent" style:font-style-asian="normal" style:font-weight-asian="normal" style:font-style-complex="normal" style:font-weight-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style:style>
    <style:style style:name="T5" style:family="text">
      <style:text-properties fo:color="#0000ff" fo:language="ru" fo:country="RU"/>
    </style:style>
    <style:style style:name="T6" style:family="text">
      <style:text-properties fo:color="#0000ff" fo:language="ru" fo:country="RU" fo:font-style="normal" style:font-style-asian="normal" style:font-style-complex="normal"/>
    </style:style>
    <style:style style:name="T7" style:family="text">
      <style:text-properties fo:color="#0000ff" fo:font-style="italic" style:font-style-asian="italic" style:font-style-complex="italic"/>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weight="normal" fo:background-color="transparent" loext:char-shading-value="0" style:font-weight-asian="normal" style:font-weight-complex="normal"/>
    </style:style>
    <style:style style:name="T12" style:family="text">
      <style:text-properties style:use-window-font-color="true"/>
    </style:style>
    <style:style style:name="T1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4" style:family="text">
      <style:text-properties style:use-window-font-color="true" fo:font-style="normal" style:font-style-asian="normal" style:font-style-complex="normal"/>
    </style:style>
    <style:style style:name="T15" style:family="text">
      <style:text-properties style:use-window-font-color="true" fo:language="en" fo:country="US" fo:font-weight="normal" style:font-weight-asian="normal" style:font-weight-complex="normal"/>
    </style:style>
    <style:style style:name="T16" style:family="text">
      <style:text-properties style:use-window-font-color="true" fo:language="en" fo:country="US" fo:font-weight="normal" fo:background-color="transparent" loext:char-shading-value="0" style:font-weight-asian="normal" style:font-weight-complex="normal"/>
    </style:style>
    <style:style style:name="T17" style:family="text">
      <style:text-properties style:use-window-font-color="true" officeooo:rsid="0025cb58"/>
    </style:style>
    <style:style style:name="T18"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19" style:family="text">
      <style:text-properties fo:color="#6666ff" fo:font-style="italic" fo:font-weight="normal" style:font-style-asian="italic" style:font-weight-asian="normal" style:font-style-complex="italic" style:font-weight-complex="normal"/>
    </style:style>
    <style:style style:name="T20" style:family="text">
      <style:text-properties fo:color="#6666ff" fo:language="en" fo:country="US" fo:font-style="italic" fo:font-weight="normal" style:font-style-asian="italic" style:font-weight-asian="normal" style:font-style-complex="italic" style:font-weight-complex="normal"/>
    </style:style>
    <style:style style:name="T21" style:family="text">
      <style:text-properties fo:language="uk" fo:country="UA"/>
    </style:style>
    <style:style style:name="T22" style:family="text">
      <style:text-properties fo:color="#3399ff"/>
    </style:style>
    <style:style style:name="T23" style:family="text">
      <style:text-properties fo:color="#3333ff"/>
    </style:style>
    <style:style style:name="T24" style:family="text">
      <style:text-properties fo:color="#3333ff" fo:language="en" fo:country="US"/>
    </style:style>
    <style:style style:name="T25" style:family="text">
      <style:text-properties fo:color="#3333ff" fo:language="en" fo:country="US" fo:font-style="italic" style:font-style-asian="italic" style:font-style-complex="italic"/>
    </style:style>
    <style:style style:name="T26" style:family="text">
      <style:text-properties fo:color="#3333ff" fo:language="en" fo:country="US" fo:font-weight="normal" style:font-weight-asian="normal" style:font-weight-complex="normal"/>
    </style:style>
    <style:style style:name="T27" style:family="text">
      <style:text-properties fo:color="#3333ff" fo:language="en" fo:country="US" fo:font-weight="normal" fo:background-color="transparent" loext:char-shading-value="0" style:font-weight-asian="normal" style:font-weight-complex="normal"/>
    </style:style>
    <style:style style:name="T28" style:family="text">
      <style:text-properties fo:color="#0066ff"/>
    </style:style>
    <style:style style:name="T29" style:family="text">
      <style:text-properties fo:color="#0066ff" fo:language="en" fo:country="US" fo:font-weight="normal" fo:background-color="transparent" loext:char-shading-value="0" style:font-weight-asian="normal" style:font-weight-complex="normal"/>
    </style:style>
    <style:style style:name="T30" style:family="text">
      <style:text-properties fo:color="#00ccff"/>
    </style:style>
    <style:style style:name="T31" style:family="text">
      <style:text-properties fo:color="#0000cc" fo:language="en" fo:country="US" fo:font-weight="normal" style:font-weight-asian="normal" style:font-weight-complex="normal"/>
    </style:style>
    <style:style style:name="T32" style:family="text">
      <style:text-properties officeooo:rsid="001c2618"/>
    </style:style>
    <style:style style:name="T33" style:family="text">
      <style:text-properties officeooo:rsid="001f69ae"/>
    </style:style>
    <style:style style:name="T34" style:family="text">
      <style:text-properties officeooo:rsid="0025cb58"/>
    </style:style>
    <style:style style:name="T35" style:family="text">
      <style:text-properties officeooo:rsid="00275426"/>
    </style:style>
    <style:style style:name="T36" style:family="text">
      <style:text-properties officeooo:rsid="00289d8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83,<text:span text:style-name="T1">85,</text:span>86,100</text:p>
      <text:p text:style-name="P10">Улучшить главы: 1,2,7,8 (особенно вторую половину <text:span text:style-name="T1">2</text:span>й главы)!</text:p>
      <text:h text:style-name="Heading_20_2" text:outline-level="2">Фанфик очищен по страницу: 1<text:span text:style-name="T33">57</text:span> (15)</text:h>
      <text:p text:style-name="P12">&lt;В конце каждой главы (чтобы не спойлерить) - рисунок мозаики, отображающий суть главы.&gt;</text:p>
      <text:p text:style-name="P1"><text:span text:style-name="T3">&lt;</text:span><text:span text:style-name="T5">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9">Electronics “Disappointed”/Gary Jules “Mad World”/Pink Floyd “Another Brick In The Wall”/</text:span><text:span text:style-name="T20">Michael Jackson “Beat It”</text:span></text:p>
      <text:p text:style-name="P15">2. Пробуждение - <text:span text:style-name="T7">Pet Shop Boys “So Hard”, </text:span><text:span text:style-name="T10">Axel F</text:span></text:p>
      <text:p text:style-name="P15">3. Норф - <text:span text:style-name="T7">Dire Straits “Coyote”</text:span></text:p>
      <text:p text:style-name="P20">4. З<text:span text:style-name="T3">аклинание Последнего Шанса. </text:span><text:span text:style-name="T8">Mike Oldfield – Tres Lunas ”To Be Free” (Radio Edit)</text:span></text:p>
      <text:p text:style-name="P21">5. <text:span text:style-name="T12">Нерадивый ученик</text:span></text:p>
      <text:p text:style-name="P20"><text:span text:style-name="T8">6. </text:span><text:span text:style-name="T14">Нерадивый ученик-2</text:span><text:span text:style-name="T8"> </text:span><text:span text:style-name="T6">-Depeche Mode — Painkiller</text:span></text:p>
      <text:p text:style-name="P16">7. Жаркий пикник &lt;<text:span text:style-name="T22">Mylene Farmer — L`Ame-Stram-Gram</text:span>&gt;<text:line-break/>8. Стыд <text:s/>- <text:span text:style-name="T23">Pet Shop Boys — A Man Could Get Arrested</text:span></text:p>
      <text:p text:style-name="P16">9. Кошмар пегасов</text:p>
      <text:p text:style-name="P16">10. (40*<text:span text:style-name="T1">ctg(Pi/4)-6)/(ln(e)-sin(0)) </text:span>- </text:p>
      <text:p text:style-name="P16"><text:span text:style-name="T28">11.</text:span>Прощание-<text:span text:style-name="T28"> Knopfler —Hill Farmers Blues </text:span><text:span text:style-name="T24">https://www.youtube.com/watch?v=Py9SDdYGFrQ</text:span><text:line-break/><text:span text:style-name="T1">12. Понивилль</text:span></text:p>
      <text:p text:style-name="P16">13. Расследование Твайлайт Спаркл - <text:span text:style-name="T4">Seal «Amazing (T</text:span><text:span text:style-name="T9">hin White Duke Remix)”, </text:span><text:span text:style-name="T30">d.notive — Talking Flight</text:span></text:p>
      <text:p text:style-name="P23">14. Знакомство с Рэйнбоу Дэш</text:p>
      <text:p text:style-name="P18">15. День сурка</text:p>
      <text:p text:style-name="P18">16. Мэйнхэттен - <text:span text:style-name="T25">ZZ Top – Gimme all your lovin, Mothley Crue – Kick Start My Heart</text:span></text:p>
      <text:p text:style-name="P18"><text:span text:style-name="T24">17. Деградация -</text:span><text:span text:style-name="T15"> </text:span><text:span text:style-name="T31">David Bowie - Lets Dance, Roxette – Queen of rain, </text:span><text:span text:style-name="T26">Metallica-Enter Sandman</text:span></text:p>
      <text:p text:style-name="P18">18. Филлидельфия - <text:span text:style-name="T26">Kiss – I Was Made For Lovin’ You, </text:span><text:bookmark text:name="eow-title"/><text:span text:style-name="T29">Haddaway - What is love </text:span></text:p>
      <text:p text:style-name="P18">19. Фейс-контроль- <text:span text:style-name="T16">&lt;</text:span><text:span text:style-name="T27">Mothley Crue – Cickstart my heart</text:span><text:span text:style-name="T16">&gt;</text:span></text:p>
      <text:p text:style-name="P18">20. Большое Откровение - <text:span text:style-name="T16">&lt;</text:span><text:span text:style-name="T27">Mission Impossible theme</text:span><text:span text:style-name="T16">&gt;</text:span></text:p>
      <text:p text:style-name="P29">21. Поединок с Луной</text:p>
      <text:p text:style-name="P29">22. Лучший Гранд Галопин Гала в истории - <text:span text:style-name="T11">Bee Gees – You Should Be dancing</text:span></text:p>
      <text:p text:style-name="P18"/>
      <text:p text:style-name="P18">Roxette - Crush On You, How Do You Do</text:p>
      <text:p text:style-name="P18">Synthis — Empty Skies</text:p>
      <text:p text:style-name="P18">Blusoul — Eat Dust</text:p>
      <text:p text:style-name="P18">Cure — Apart, Love Song, Lullaby, The Big Hand, Wrong Number</text:p>
      <text:p text:style-name="P18">Theatre of Tragedy — Lorelei</text:p>
      <text:p text:style-name="P18">Therion — To Mega Therion, O Fortuna</text:p>
      <text:p text:style-name="P18">Martin Mitton — Lonely Girl</text:p>
      <text:p text:style-name="P18">A-ha — The Sun Always shines on TV</text:p>
      <text:p text:style-name="P18"><text:soft-page-break/>Ace Enders — A Million Different People</text:p>
      <text:p text:style-name="P19">Coldplay — Do not panic, Talk</text:p>
      <text:p text:style-name="P19">Cranberries — Animal Instinct</text:p>
      <text:p text:style-name="P19">Deep Purple — Smoke On The Water</text:p>
      <text:p text:style-name="P19">Depeche Mode — Never Let Me Down Again,Master And Servants,A Question Of Time,No Good,Painkiller</text:p>
      <text:p text:style-name="P19">Dire Straits — Freeway Flyer, The Road, What Is It, <text:span text:style-name="T32">You dont know youre born, Coyote</text:span></text:p>
      <text:p text:style-name="P30">Seal – Killer</text:p>
      <text:p text:style-name="P31">Blue Ouster Cult – Do Not Fear The Reaper</text:p>
      <text:p text:style-name="P32">Elvis Presley – Raised On Rock</text:p>
      <text:p text:style-name="P33">Enigma – Return To Innocence</text:p>
      <text:p text:style-name="P34">Erasure – Always, <text:span text:style-name="T17">I love to hate you</text:span></text:p>
      <text:p text:style-name="P35"><text:span text:style-name="T17">F</text:span><text:span text:style-name="T12">oreigner - Urgent</text:span></text:p>
      <text:p text:style-name="P17"/>
      <text:p text:style-name="P1"><text:span text:style-name="T13">&lt;</text:span><text:span text:style-name="T18">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3">&gt;</text:span></text:p>
      <text:p text:style-name="P11">&lt;<text:span text:style-name="T3"> Пони — сельские жители и не любят больших городов. </text:span>&gt;</text:p>
      <text:p text:style-name="P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p>
      <text:p text:style-name="P7"><text:span text:style-name="T3">&lt;«Болото» на самом деле — провал, заполненный иномирной слизью</text:span>&gt;</text:p>
      <text:p text:style-name="P9"/>
      <text:p text:style-name="P10">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7"/>
      <text:h text:style-name="Heading_20_2" text:outline-level="2">Глава X</text:h>
      <text:p text:style-name="P22"/>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text:soft-page-break/>разговаривают на равных с другими расами! Воистину, что-то неправильно в этом мире!</text:p>
      <text:p text:style-name="P3">Или, <text:span text:style-name="T35">может быть,</text:span> в тебе, Анон, если ты до сих пор пытаешься судить о пони по стандартам мира людей?</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3">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был бы на двадцать процентов круче!</text:p>
      <text:p text:style-name="P3">–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 Ур-ра-а-а! Да здравствует Рэйнбоу Дэш!!! Предлагаю устроить в её честь вечеринку! А то что-то все какие-то скучные стали в последнее время!</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3">– Объявить об окончании испытаний. Снять кордоны с дорог. Проинспектировать развалины макетного городка. Убедиться в их безопасности для случайных пони. Выполняйте.</text:p>
      <text:p text:style-name="P3">– Есть!</text:p>
      <text:p text:style-name="P3">Пегасы спикировали в долину.</text:p>
      <text:p text:style-name="P3"/>
      <text:p text:style-name="P3">Окно, пробитое пегаской в облачном слое, снова затягивалось. Я вырвал из блокнота черновой листок, сложил бумажный самолётик и запустил его с площадки. Белый треугольник плавно снижался кругами, пока не скрылся из виду.</text:p>
      <text:p text:style-name="P3"/>
      <text:p text:style-name="P3"/>
      <text:p text:style-name="P3"/>
      <text:p text:style-name="P3"/>
      <text:p text:style-name="P3"><text:soft-page-break/></text:p>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куда подальше. – перевела дух пегаска.</text:p>
      <text:p text:style-name="P3">Я усмехнулся и отряхнул с гривы Дэш остаток конфетти. </text:p>
      <text:p text:style-name="P3">– Ты <text:span text:style-name="T36">нарисовал</text:span>? – пегаска выжидающе уставилась на меня. – Только не говори мне, что не получилось. Я же сказала, мне на память сгодится всё!</text:p>
      <text:p text:style-name="P3">Я кивнул и без слов раскрыл блокнот на нужной странице. Пегаска буквально прижала нос к рисунку.</text:p>
      <text:p text:style-name="P3">– ВАУ! Крутотень! А ты прибеднялся! Из тебя офигенный художник получился бы, если бы ты остался. Только подпиши листок вот тут, в углу.</text:p>
      <text:p text:style-name="P3">–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3">Пегаска возмущённо фыркнула.</text:p>
      <text:p text:style-name="P3">–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3">Пегаска задумалась.</text:p>
      <text:p text:style-name="P3">– Нет уж, фигушки! Так я тебе надоем быстро. Мне когда-то говорили, что если между двумя пони большая лю… эм-м… дружба, то иногда у них бывает взаимопроникновение мыслей. В особые, самые торжественные моменты. Вот если бы попытаться тебе внушить…</text:p>
      <text:p text:style-name="P3">Я подыграл пегаске.</text:p>
      <text:p text:style-name="P3">– Это тебе Твайлайт сказала? Есть такое заклинание, «переплетение сознаний». Я — против. Честно говоря, не очень приятная штука.</text:p>
      <text:p text:style-name="P3">Дэш спрятала блокнот под крыло.</text:p>
      <text:p text:style-name="P3">– Вообще-то, Зекора. Неважно. Ты куда сейчас?</text:p>
      <text:p text:style-name="P3">– В гараж. Надо закончить кое-какую работу.</text:p>
      <text:p text:style-name="P3">Пегаска кивнула.</text:p>
      <text:p text:style-name="P3">– Ага. Я скоро буду. Отнесу рисунок и вернусь.</text:p>
      <text:p text:style-name="P9"/>
      <text:p text:style-name="P4">***</text:p>
      <text:p text:style-name="P9"/>
      <text:p text:style-name="P7"><text:span text:style-name="T3">«Королева Лорен» жалобно потрескивала, опираясь на табуретку. Я прилаживал ей новое колесо взамен <text:s/>утраченного. </text:span><text:span text:style-name="T21">Ещ</text:span><text:span text:style-name="T3">ё</text:span><text:span text:style-name="T21"> </text:span><text:span text:style-name="T3">немного, и будет как новенькая! В дворцовом гараже среди кучи хлама таки нашлось лопнувшее колесо, которое я смог починить — </text:span><text:span text:style-name="T21">стажировка у</text:span><text:span text:style-name="T3">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text:soft-page-break/>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text:span text:style-name="T2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 Ты опять думаешь о ней. Моё лекарство не работает. Ты вернёшь Селестию и она погубит твою жизнь!</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 <text:span text:style-name="T21">Если </text:span>для тебя такие отношения неприемлемы, давай прекратим их.</text:p>
      <text:p text:style-name="P3">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а капельки не жалею о наших поебушках!</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разговаривать на эту тему.</text:p>
      <text:p text:style-name="P3">– Ну и пожалуйста! – буркнула пегаска и спланировала на землю. – Стой!</text:p>
      <text:p text:style-name="P3">Я недоумённо уставился на Дэш. Та указала на «Королеву Лорен».</text:p>
      <text:p text:style-name="P3">–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text:soft-page-break/>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21">Во всём мире остались только м</text:span>ы<text:span text:style-name="T21">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
      <text:p text:style-name="P6">Я хотела бы бежать с тобой по полю, но у меня есть крылья.</text:p>
      <text:p text:style-name="P6">Я хотела бы лежать с тобой на поле ромашек, но я дочь неба.</text:p>
      <text:p text:style-name="P6">Всё что я могу — нести тебя в колеснице по облакам.</text:p>
      <text:p text:style-name="P13"/>
      <text:p text:style-name="P3">И что-то из дальнего закутка моей души отозвалось на эти строки.</text:p>
      <text:p text:style-name="P13"/>
      <text:p text:style-name="P6">Я хотел бы лететь в небе рядом с тобой, но у меня нет крыльев.</text:p>
      <text:p text:style-name="P6">Мне хотелось бы лежать на облаке рядом с тобой, но я сын земли.</text:p>
      <text:p text:style-name="P6">Всё, что я могу — нарисовать тебя купающейся в солнечных лучах.</text:p>
      <text:p text:style-name="P13"/>
      <text:p text:style-name="P5">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p>
      <text:p text:style-name="P3"/>
      <text:p text:style-name="P3">Я помотал головой, разгоняя глюки. Не отвлекайся, Анон! Следи за курсом,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каплю на вкус.</text:p>
      <text:p text:style-name="P3">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text:soft-page-break/>–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pan text:style-name="T3">– Не трожь! – Дэш сердито фыркнула. – </text:span>Меня ослепило солнце! И вообще, не твоё дело!</text:p>
      <text:p text:style-name="P8"><text:s/>Вырвав у меня очки из рук, пегаска развернулась на одном копыте и улетела.</text:p>
      <text:p text:style-name="P14"/>
      <text:h text:style-name="Heading_20_2" text:outline-level="2">Идеи</text:h>
      <text:list xml:id="list1858883584211844256" text:style-name="L1">
        <text:list-item>
          <text:p text:style-name="P24">Книги:</text:p>
        </text:list-item>
      </text:list>
      <text:list xml:id="list6704942617434125922" text:style-name="L2">
        <text:list-item>
          <text:p text:style-name="P25">«Великие грифоны прошлого» - из канона (5<text:span text:style-name="T1">s8e)</text:span></text:p>
        </text:list-item>
        <text:list-item>
          <text:p text:style-name="P25">«Высшие заклинания в повседневном использовании: от песчинки до дворца»</text:p>
        </text:list-item>
        <text:list-item>
          <text:p text:style-name="P26">«Малоизвестные аспекты магии трансформаций»</text:p>
        </text:list-item>
        <text:list-item>
          <text:p text:style-name="P2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5">Дасти Вейфарер «Зебрианская культура, быт и фольклор»</text:p>
        </text:list-item>
        <text:list-item>
          <text:p text:style-name="P25">«Краткая история Эквестрии»</text:p>
        </text:list-item>
        <text:list-item>
          <text:p text:style-name="P25">«Шедевры архитектуры Эквестрии» с разделом о Кантерлотском Королевском Дворце</text:p>
        </text:list-item>
        <text:list-item>
          <text:p text:style-name="P25">«Великие дела и великие чары». Страница 893: …</text:p>
        </text:list-item>
        <text:list-item>
          <text:p text:style-name="P25">«<text:span text:style-name="T2">Природа Проклятий</text:span>» - обмен</text:p>
        </text:list-item>
        <text:list-item>
          <text:p text:style-name="P25"><text:span text:style-name="T2">«Магия для Чайников»</text:span> - обмен</text:p>
        </text:list-item>
        <text:list-item>
          <text:p text:style-name="P25"><text:span text:style-name="T2">«Энциклопедия Арканум»</text:span> - обмен</text:p>
        </text:list-item>
        <text:list-item>
          <text:p text:style-name="P25">«О Гейсах» - обмен</text:p>
        </text:list-item>
        <text:list-item>
          <text:p text:style-name="P25">«<text:span text:style-name="T2">Тайны Тайных Наук</text:span>» - обмен</text:p>
        </text:list-item>
        <text:list-item>
          <text:p text:style-name="P26">«Основы Заклятий» - обмен</text:p>
        </text:list-item>
        <text:list-item>
          <text:p text:style-name="P25">«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4356788453608891255" text:style-name="L3">
        <text:list-item>
          <text:p text:style-name="P2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7"><text:soft-page-break/>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28">Селестия — переменчивая пони. В одно время не строгая, а в другое может быть такой, что страшно становится</text:p>
        </text:list-item>
        <text:list-item>
          <text:p text:style-name="P27">У Селестии были такие элементы гармонии: Магия, Доброта, Смех. У Луны — Верность, Честность, Щедрость. (ксенофазия)</text:p>
        </text:list-item>
        <text:list-item>
          <text:p text:style-name="P2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7">Около 820-ти лет назад будущий маг Лайтнинг Стар поступил на обучение к наставнику Тииспоту</text:p>
        </text:list-item>
        <text:list-item>
          <text:p text:style-name="P2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7">У Селестии грива и хвост развеваются и переливаются от магического шампуня</text:p>
        </text:list-item>
        <text:list-item>
          <text:p text:style-name="P27">Тело Селестии очень крепкое — может выдержать несколько тонн земли</text:p>
        </text:list-item>
        <text:list-item>
          <text:p text:style-name="P27">Дискорд намного старше принцесс, его магия сильнее ихней на голову</text:p>
        </text:list-item>
        <text:list-item>
          <text:p text:style-name="P27">Луна младше Селестии на 3 года. Сёстрам около 5000 лет. <text:span text:style-name="T2">По другим данным, Селестии около 2500 лет (Обмен).</text:span></text:p>
        </text:list-item>
        <text:list-item>
          <text:p text:style-name="P27">Принцессы начали войну с Дискордом в возрасте, когда им было около 700 лет — и продолжалась война почти сто лет</text:p>
        </text:list-item>
        <text:list-item>
          <text:p text:style-name="P27">Самый главный враг сестёр и Дискорда — скука</text:p>
        </text:list-item>
        <text:list-item>
          <text:p text:style-name="P27">В Эквестрии на одного жеребца приходится четыре - пять кобыл</text:p>
        </text:list-item>
        <text:list-item>
          <text:p text:style-name="P2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7">Селестия в первые полторы тысячи лет путешествовала — и заварила несколько войн (две — с Эквестрией, в одной была против Луны)</text:p>
        </text:list-item>
        <text:list-item>
          <text:p text:style-name="P27">Настоящий цвет гривы Селестии — клубнично-розовая. Радужный цвет гривы и хвоста поддерживается магией</text:p>
        </text:list-item>
        <text:list-item>
          <text:p text:style-name="P27">Кроме Дискорда, старше сестёр ещё старейшина драконов</text:p>
        </text:list-item>
        <text:list-item>
          <text:p text:style-name="P27">Кэйденс не прожила и 60-ти лет и является низкорожденной</text:p>
        </text:list-item>
        <text:list-item>
          <text:p text:style-name="P2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7">Народ тихо фигел от нововведений и с ещё большим ожесточением продолжал делать по-своему</text:p>
        </text:list-item>
        <text:list-item>
          <text:p text:style-name="P2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7"><text:soft-page-break/>Когда пони женятся, они обмениваются ножными браслетами</text:p>
        </text:list-item>
        <text:list-item>
          <text:p text:style-name="P27">Светилами, кроме сестёр, могут управлять единороги (группы), Дискорд, Твайлайт и Старсвирл</text:p>
        </text:list-item>
        <text:list-item>
          <text:p text:style-name="P27">Королева Кризалис — правительница Зелёной Долины</text:p>
        </text:list-item>
        <text:list-item>
          <text:p text:style-name="P27">Мать Луны и Селестии — аликорн Лорен. Мать Дискорда — Алиса (пони-человек)</text:p>
        </text:list-item>
        <text:list-item>
          <text:p text:style-name="P27">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7-03T19:06:18.251674485</dc:date>
    <meta:editing-duration>P8DT16H52M43S</meta:editing-duration>
    <meta:editing-cycles>318</meta:editing-cycles>
    <meta:generator>LibreOffice/5.1.6.2$Linux_X86_64 LibreOffice_project/10m0$Build-2</meta:generator>
    <meta:document-statistic meta:table-count="0" meta:image-count="0" meta:object-count="0" meta:page-count="9" meta:paragraph-count="201" meta:word-count="3180" meta:character-count="20986" meta:non-whitespace-character-count="17913"/>
  </office:meta>
</office:document-meta>
</file>